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ExecutionListenerTests.atWebAppConfigTestCaseWithoutExisting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TestExecutionListenerTests.assertRequestAttributes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TestExecutionListenerTests.assertRequestAttributesDo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ExecutionListenerTests.standard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TestExecutionListenerTests.assertSetUpOutsideOfStelAttribut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TestExecutionListenerTests.legacyWebTestCaseWithPreset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TestExecutionListenerTests.assertSetUpOutsideOfStel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TestExecutionListenerTests.legacyWebTestCaseWithoutExisting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TestExecutionListenerTests.activateListenerWithoutExisting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TestExecutionListenerTests.atWebAppConfigTestCaseWithPresetReques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TestExecutionListenerTests.assertWebAppConfig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TestExecutionListen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